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8.888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615cm" fo:min-width="10.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4" style:family="text">
      <style:text-properties style:text-position="sub 58%"/>
    </style:style>
    <style:style style:name="T5" style:family="text">
      <style:text-properties fo:font-family="Symbol" style:font-pitch="variable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6" style:family="text">
      <style:text-properties fo:font-family="Ariel" style:font-family-asian="Symbol" style:font-style-name-asian="Regular" style:font-charset-asian="x-symbol" style:font-family-complex="Symbol" style:font-style-name-complex="Regular" style:font-charset-complex="x-symbo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family="Symbol" style:font-style-name="Regular" style:font-charset="x-symbol" style:text-underline-style="none" fo:font-weight="normal" style:font-family-asian="Symbol" style:font-style-name-asian="Regular" style:font-charset-asian="x-symbol" style:font-weight-asian="normal" style:font-family-complex="Symbol" style:font-style-name-complex="Regular" style:font-charset-complex="x-symbol" style:font-weight-complex="normal"/>
    </style:style>
    <style:style style:name="T9" style:family="text">
      <style:text-properties fo:font-family="Arial" style:font-family-generic="roman" style:font-pitch="variable" style:text-underline-style="none" fo:font-weight="normal" style:font-family-asian="Symbol" style:font-style-name-asian="Regular" style:font-charset-asian="x-symbol" style:font-weight-asian="normal" style:font-family-complex="Symbol" style:font-style-name-complex="Regular" style:font-charset-complex="x-symbol" style:font-weight-complex="normal"/>
    </style:style>
    <style:style style:name="T10" style:family="text">
      <style:text-properties style:text-position="sub 58%" style:text-underline-style="none" fo:font-weight="normal" style:font-weight-asian="normal" style:font-weight-complex="normal"/>
    </style:style>
    <style:style style:name="T11" style:family="text">
      <style:text-properties fo:font-family="Arial" style:font-family-generic="swiss" style:text-underline-style="none" fo:font-weight="normal" style:font-family-asian="Symbol" style:font-style-name-asian="Regular" style:font-charset-asian="x-symbol" style:font-weight-asian="normal" style:font-family-complex="Symbol" style:font-style-name-complex="Regular" style:font-charset-complex="x-symbol" style:font-weight-complex="normal"/>
    </style:style>
    <style:style style:name="T1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388cm" svg:height="8.935cm" svg:x="7.449cm" svg:y="1.288cm">
            <draw:text-box>
              <text:p text:style-name="P1"><text:span text:style-name="T1">Blue Forces Operator</text:span></text:p>
              <text:p text:style-name="P1">BFC controls nogo</text:p>
              <text:p text:style-name="P1">JFCA controls (K<text:span text:style-name="T2">BFCA</text:span> <text:span text:style-name="T3">Þ</text:span> BFCA)</text:p>
              <text:p text:style-name="P1">BFCA controls (K<text:span text:style-name="T4">Alice</text:span> =&gt; Alice)</text:p>
              <text:p text:style-name="P1">K<text:span text:style-name="T4">Alice</text:span>|BFC says nogo</text:p>
              <text:p text:style-name="P1">K<text:span text:style-name="T4">JFCA</text:span> says (K<text:span text:style-name="T4">BFCA</text:span> <text:span text:style-name="T3">Þ</text:span> BFCA)</text:p>
              <text:p text:style-name="P1">K<text:span text:style-name="T4">BFCA</text:span> says (K<text:span text:style-name="T4">Alice</text:span> <text:span text:style-name="T3">Þ</text:span> Alice)</text:p>
              <text:p text:style-name="P1">nogo <text:span text:style-name="T3">É</text:span><text:span text:style-name="T5"> </text:span><text:span text:style-name="T6">abort</text:span></text:p>
              <text:p text:style-name="P1">----------------------------------------</text:p>
              <text:p text:style-name="P1">K<text:span text:style-name="T4">Carol</text:span>|BFO says abort</text:p>
            </draw:text-box>
          </draw:frame>
          <draw:custom-shape draw:style-name="gr2" draw:text-style-name="P1" draw:layer="layout" svg:width="7.208cm" svg:height="2.589cm" svg:x="0.158cm" svg:y="4.361cm">
            <text:p text:style-name="P1">K<text:span text:style-name="T4">Alice</text:span>|BFC says no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13.122cm" svg:height="13.385cm" svg:x="23.987cm" svg:y="0.177cm">
            <draw:text-box>
              <text:p text:style-name="P1"><text:span text:style-name="T1">Weapon</text:span></text:p>
              <text:p text:style-name="P1"><text:span text:style-name="T7">(BFO controls abort)</text:span><text:span text:style-name="T8">Ù</text:span><text:span text:style-name="T9">(GFO controls abort)</text:span><text:span text:style-name="T7"> </text:span></text:p>
              <text:p text:style-name="P1"><text:span text:style-name="T7">JFCA controls (K</text:span><text:span text:style-name="T10">BFCA</text:span><text:span text:style-name="T7"> </text:span><text:span text:style-name="T8">Þ</text:span><text:span text:style-name="T7"> BFCA)</text:span></text:p>
              <text:p text:style-name="P1"><text:span text:style-name="T7">BFCA controls (K</text:span><text:span text:style-name="T10">Alice</text:span><text:span text:style-name="T7"> </text:span><text:span text:style-name="T8">Þ</text:span><text:span text:style-name="T7"> Alice)</text:span></text:p>
              <text:p text:style-name="P1"><text:span text:style-name="T7">BFCA controls (K</text:span><text:span text:style-name="T10">Carol</text:span><text:span text:style-name="T7"> </text:span><text:span text:style-name="T8">Þ</text:span><text:span text:style-name="T7"> Carol)</text:span></text:p>
              <text:p text:style-name="P1"><text:span text:style-name="T7">BFC controls (Carol reps BFO on abort)</text:span></text:p>
              <text:p text:style-name="P1"><text:span text:style-name="T7">K</text:span><text:span text:style-name="T10">JFCA</text:span><text:span text:style-name="T7"> </text:span><text:span text:style-name="T8">Þ </text:span><text:span text:style-name="T11">JFCA</text:span></text:p>
              <text:p text:style-name="P1"><text:span text:style-name="T11">Alice reps BFC on (Carol reps BFO on abort)</text:span></text:p>
              <text:p text:style-name="P1"><text:span text:style-name="T7">K</text:span><text:span text:style-name="T10">Carol</text:span><text:span text:style-name="T7">|BFO says abort</text:span></text:p>
              <text:p text:style-name="P1"><text:span text:style-name="T7">K</text:span><text:span text:style-name="T10">JFCA</text:span><text:span text:style-name="T7"> says (K</text:span><text:span text:style-name="T10">BFCA</text:span><text:span text:style-name="T7"> </text:span><text:span text:style-name="T8">Þ</text:span><text:span text:style-name="T7"> BFCA)</text:span></text:p>
              <text:p text:style-name="P1">K<text:span text:style-name="T4">BFCA</text:span> says (K<text:span text:style-name="T4">Alice</text:span> <text:span text:style-name="T3">Þ</text:span> Alice)</text:p>
              <text:p text:style-name="P1">K<text:span text:style-name="T4">BFCA</text:span> says (K<text:span text:style-name="T4">Carol</text:span> <text:span text:style-name="T3">Þ</text:span> Carol)</text:p>
              <text:p text:style-name="P1">K<text:span text:style-name="T4">Alice </text:span><text:span text:style-name="T12">| BFC</text:span> says (Carol reps BFO on abort)</text:p>
              <text:p text:style-name="P1"><text:span text:style-name="T7">--------------------------------------------------</text:span></text:p>
              <text:p text:style-name="P1"><text:span text:style-name="T7">abort</text:span></text:p>
            </draw:text-box>
          </draw:frame>
          <draw:custom-shape draw:style-name="gr2" draw:text-style-name="P1" draw:layer="layout" svg:width="7.114cm" svg:height="2.589cm" svg:x="16.853cm" svg:y="4.361cm">
            <text:p text:style-name="P1">K<text:span text:style-name="T4">Carol</text:span>|BFO says abort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338cm" fo:page-height="13.7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6:26:38</meta:creation-date>
    <dc:date>2012-10-06T14:51:37</dc:date>
    <meta:editing-duration>PT30M48S</meta:editing-duration>
    <meta:editing-cycles>16</meta:editing-cycles>
    <meta:generator>LibreOffice/3.5$Linux_X86_64 LibreOffice_project/350m1$Build-2</meta:generator>
    <meta:document-statistic meta:object-count="5"/>
  </office:meta>
</office:document-meta>
</file>